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36e7" officeooo:paragraph-rsid="001436e7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36e7" officeooo:paragraph-rsid="001436e7" style:font-size-asian="16pt" style:font-size-complex="16pt"/>
    </style:style>
    <style:style style:name="T1" style:family="text">
      <style:text-properties officeooo:rsid="001436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ist Jesus Hath Done All Things Well</text:p>
      <text:p text:style-name="P1"/>
      <text:p text:style-name="P5">Now in a song of grateful praise</text:p>
      <text:p text:style-name="P5">To Christ, the Lord, our voice we’ll raise;</text:p>
      <text:p text:style-name="P5">With all Thy saints we’ll join to tell;</text:p>
      <text:p text:style-name="P5">Christ Jesus “hath done all things well!”</text:p>
      <text:p text:style-name="P5"/>
      <text:p text:style-name="P5">All worlds His glorious pow’r confess,</text:p>
      <text:p text:style-name="P5">His wisdom all His works express;</text:p>
      <text:p text:style-name="P5">But O, His love ! - Our tongues would tell;</text:p>
      <text:p text:style-name="P5">Christ Jesus “hath done all things well!”</text:p>
      <text:p text:style-name="P5"/>
      <text:p text:style-name="P5">And since our souls have known His love,</text:p>
      <text:p text:style-name="P5">What mercies has He made us prove;</text:p>
      <text:p text:style-name="P5">Mercies which all our praise excel,</text:p>
      <text:p text:style-name="P5">For Jesus “hath done all things well!”</text:p>
      <text:p text:style-name="P5"/>
      <text:p text:style-name="P5">And when on that bright day we rise,</text:p>
      <text:p text:style-name="P5">And join the anthems of the skies,</text:p>
      <text:p text:style-name="P5">In heav’nly songs this note shall swell,</text:p>
      <text:p text:style-name="P5">Christ Jesus “hath done all things well!”</text:p>
      <text:p text:style-name="P2"/>
      <text:p text:style-name="P2"/>
      <text:p text:style-name="P2">Composer: <text:span text:style-name="T1">Lowel Mason (1792-1872)</text:span></text:p>
      <text:p text:style-name="P2">Lyricist: <text:span text:style-name="T1">Samuel Medley (1738-1799)</text:span> </text:p>
      <text:p text:style-name="P2"/>
      <text:p text:style-name="P5">Hymns of Truth and Praise 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42:13.277226434</meta:creation-date>
    <meta:editing-duration>PT11M27S</meta:editing-duration>
    <meta:editing-cycles>2</meta:editing-cycles>
    <meta:generator>LibreOffice/6.2.8.2$MacOSX_X86_64 LibreOffice_project/f82ddfca21ebc1e222a662a32b25c0c9d20169ee</meta:generator>
    <dc:title>TubaHymn</dc:title>
    <dc:date>2020-04-25T08:53:40.472739610</dc:date>
    <meta:document-statistic meta:table-count="0" meta:image-count="0" meta:object-count="0" meta:page-count="1" meta:paragraph-count="20" meta:word-count="137" meta:character-count="743" meta:non-whitespace-character-count="625"/>
    <meta:template xlink:type="simple" xlink:actuate="onRequest" xlink:title="TubaHymn" xlink:href="../../../../../Library/Application%20Support/LibreOffice/4/user/template/TubaHymn1.ott" meta:date="2020-04-25T08:42:12.877073261"/>
  </office:meta>
</office:document-meta>
</file>